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203cm" fo:margin-right="0cm" fo:margin-top="0.134cm" fo:margin-bottom="0cm" style:contextual-spacing="false" fo:line-height="0.423cm" fo:text-align="start" style:justify-single-word="false" fo:text-indent="0cm" style:auto-text-indent="false"/>
      <style:text-properties officeooo:rsid="0017ab72" officeooo:paragraph-rsid="0017ec62"/>
    </style:style>
    <style:style style:name="P2" style:family="paragraph" style:parent-style-name="Standard">
      <style:paragraph-properties fo:margin-left="0.203cm" fo:margin-right="0cm" fo:margin-top="0.134cm" fo:margin-bottom="0cm" style:contextual-spacing="false" fo:line-height="0.423cm" fo:text-align="start" style:justify-single-word="false" fo:text-indent="0cm" style:auto-text-indent="false"/>
      <style:text-properties officeooo:rsid="0017ab72" officeooo:paragraph-rsid="001b9ae8"/>
    </style:style>
    <style:style style:name="P3" style:family="paragraph" style:parent-style-name="Standard">
      <style:paragraph-properties fo:margin-left="0.203cm" fo:margin-right="0cm" fo:margin-top="0.134cm" fo:margin-bottom="0cm" style:contextual-spacing="false" fo:line-height="0.423cm" fo:text-align="start" style:justify-single-word="false" fo:text-indent="0cm" style:auto-text-indent="false"/>
      <style:text-properties fo:font-weight="normal" officeooo:rsid="0017ab72" officeooo:paragraph-rsid="0017ec62" style:font-weight-asian="normal" style:font-weight-complex="normal"/>
    </style:style>
    <style:style style:name="P4" style:family="paragraph" style:parent-style-name="Standard">
      <style:paragraph-properties fo:margin-left="0.203cm" fo:margin-right="0cm" fo:margin-top="0.134cm" fo:margin-bottom="0cm" style:contextual-spacing="false" fo:line-height="0.423cm" fo:text-align="start" style:justify-single-word="false" fo:text-indent="0cm" style:auto-text-indent="false"/>
      <style:text-properties style:use-window-font-color="true" loext:opacity="0%" style:font-name="Times New Roman" fo:font-size="15pt" fo:letter-spacing="-0.002cm" fo:font-weight="bold" officeooo:rsid="0017ab72" officeooo:paragraph-rsid="0017ab72" fo:background-color="transparent" style:font-name-asian="Times New Roman1" style:font-size-asian="15pt" style:font-weight-asian="bold" style:font-name-complex="Times New Roman1"/>
    </style:style>
    <style:style style:name="P5" style:family="paragraph" style:parent-style-name="Standard">
      <style:paragraph-properties fo:margin-left="0.203cm" fo:margin-right="0cm" fo:margin-top="0.134cm" fo:margin-bottom="0cm" style:contextual-spacing="false" fo:line-height="0.423cm" fo:text-align="start" style:justify-single-word="false" fo:text-indent="0cm" style:auto-text-indent="false"/>
      <style:text-properties style:use-window-font-color="true" loext:opacity="0%" style:font-name="Times New Roman" fo:font-size="15pt" fo:letter-spacing="-0.002cm" fo:font-weight="bold" officeooo:rsid="0017ec62" officeooo:paragraph-rsid="0017ec62" fo:background-color="transparent" style:font-name-asian="Times New Roman1" style:font-size-asian="15pt" style:font-weight-asian="bold" style:font-name-complex="Times New Roman1"/>
    </style:style>
    <style:style style:name="P6" style:family="paragraph" style:parent-style-name="Standard">
      <style:paragraph-properties fo:margin-left="0.203cm" fo:margin-right="0cm" fo:margin-top="0.134cm" fo:margin-bottom="0cm" style:contextual-spacing="false" fo:line-height="0.423cm" fo:text-align="start" style:justify-single-word="false" fo:text-indent="0cm" style:auto-text-indent="false"/>
      <style:text-properties style:use-window-font-color="true" loext:opacity="0%" style:font-name="Times New Roman" fo:font-size="15pt" fo:letter-spacing="-0.002cm" fo:font-weight="normal" officeooo:rsid="0017ab72" officeooo:paragraph-rsid="0017ab72" fo:background-color="transparent" style:font-name-asian="Times New Roman1" style:font-size-asian="15pt" style:font-weight-asian="normal" style:font-name-complex="Times New Roman1" style:font-weight-complex="normal"/>
    </style:style>
    <style:style style:name="P7" style:family="paragraph" style:parent-style-name="Standard">
      <style:paragraph-properties fo:margin-left="0.203cm" fo:margin-right="0cm" fo:margin-top="0.134cm" fo:margin-bottom="0cm" style:contextual-spacing="false" fo:line-height="0.423cm" fo:text-align="start" style:justify-single-word="false" fo:text-indent="0cm" style:auto-text-indent="false"/>
      <style:text-properties style:use-window-font-color="true" loext:opacity="0%" style:font-name="Times New Roman" fo:font-size="15pt" fo:letter-spacing="-0.002cm" fo:font-weight="normal" officeooo:rsid="0017ab72" officeooo:paragraph-rsid="001b6397" fo:background-color="transparent" style:font-name-asian="Times New Roman1" style:font-size-asian="15pt" style:font-weight-asian="normal" style:font-name-complex="Times New Roman1" style:font-weight-complex="normal"/>
    </style:style>
    <style:style style:name="P8" style:family="paragraph" style:parent-style-name="Standard">
      <style:paragraph-properties fo:margin-left="0.203cm" fo:margin-right="0cm" fo:margin-top="0.134cm" fo:margin-bottom="0cm" style:contextual-spacing="false" fo:line-height="0.423cm" fo:text-align="start" style:justify-single-word="false" fo:text-indent="0cm" style:auto-text-indent="false"/>
      <style:text-properties style:use-window-font-color="true" loext:opacity="0%" style:font-name="Times New Roman" fo:font-size="15pt" fo:letter-spacing="-0.002cm" fo:font-weight="normal" officeooo:rsid="001b6397" officeooo:paragraph-rsid="001b9ae8" fo:background-color="transparent" style:font-name-asian="Times New Roman1" style:font-size-asian="15pt" style:font-weight-asian="normal" style:font-name-complex="Times New Roman1" style:font-weight-complex="normal"/>
    </style:style>
    <style:style style:name="P9" style:family="paragraph" style:parent-style-name="Standard">
      <style:paragraph-properties fo:margin-left="0.203cm" fo:margin-right="0cm" fo:margin-top="0.134cm" fo:margin-bottom="0cm" style:contextual-spacing="false" fo:line-height="0.423cm" fo:text-align="start" style:justify-single-word="false" fo:text-indent="0cm" style:auto-text-indent="false"/>
      <style:text-properties style:use-window-font-color="true" loext:opacity="0%" style:font-name="Times New Roman" fo:font-size="15pt" fo:letter-spacing="-0.002cm" fo:font-weight="normal" officeooo:rsid="0017ec62" officeooo:paragraph-rsid="0017ec62" fo:background-color="transparent" style:font-name-asian="Times New Roman1" style:font-size-asian="15pt" style:font-weight-asian="normal" style:font-name-complex="Times New Roman1" style:font-weight-complex="normal"/>
    </style:style>
    <style:style style:name="P10" style:family="paragraph" style:parent-style-name="Standard">
      <style:paragraph-properties fo:margin-left="0.203cm" fo:margin-right="0cm" fo:margin-top="0.134cm" fo:margin-bottom="0cm" style:contextual-spacing="false" fo:line-height="0.423cm" fo:text-align="start" style:justify-single-word="false" fo:text-indent="0cm" style:auto-text-indent="false"/>
      <style:text-properties style:use-window-font-color="true" loext:opacity="0%" style:font-name="Times New Roman" fo:font-size="15pt" fo:letter-spacing="-0.002cm" style:text-underline-style="solid" style:text-underline-width="auto" style:text-underline-color="font-color" fo:font-weight="bold" officeooo:rsid="0017ec62" officeooo:paragraph-rsid="0017ec62" fo:background-color="transparent" style:font-name-asian="Times New Roman1" style:font-size-asian="15pt" style:font-weight-asian="bold" style:font-name-complex="Times New Roman1"/>
    </style:style>
    <style:style style:name="T1" style:family="text">
      <style:text-properties style:use-window-font-color="true" loext:opacity="0%" style:font-name="Times New Roman" fo:font-size="15pt" fo:letter-spacing="-0.002cm" fo:font-weight="bold" fo:background-color="transparent" loext:char-shading-value="0" style:font-name-asian="Times New Roman1" style:font-size-asian="15pt" style:font-weight-asian="bold" style:font-name-complex="Times New Roman1"/>
    </style:style>
    <style:style style:name="T2" style:family="text">
      <style:text-properties style:use-window-font-color="true" loext:opacity="0%" style:font-name="Times New Roman" fo:font-size="15pt" fo:letter-spacing="-0.002cm" fo:font-weight="bold" officeooo:rsid="0017ec62" fo:background-color="transparent" loext:char-shading-value="0" style:font-name-asian="Times New Roman1" style:font-size-asian="15pt" style:font-weight-asian="bold" style:font-name-complex="Times New Roman1"/>
    </style:style>
    <style:style style:name="T3" style:family="text">
      <style:text-properties style:use-window-font-color="true" loext:opacity="0%" style:font-name="Times New Roman" fo:font-size="15pt" fo:letter-spacing="-0.002cm" fo:font-weight="normal" officeooo:rsid="0017ec62" fo:background-color="transparent" loext:char-shading-value="0" style:font-name-asian="Times New Roman1" style:font-size-asian="15pt" style:font-weight-asian="normal" style:font-name-complex="Times New Roman1" style:font-weight-complex="normal"/>
    </style:style>
    <style:style style:name="T4" style:family="text">
      <style:text-properties style:use-window-font-color="true" loext:opacity="0%" style:font-name="Times New Roman" fo:font-size="15pt" fo:letter-spacing="-0.002cm" fo:font-weight="normal" officeooo:rsid="001b9ae8" fo:background-color="transparent" loext:char-shading-value="0" style:font-name-asian="Times New Roman1" style:font-size-asian="15pt" style:font-weight-asian="normal" style:font-name-complex="Times New Roman1" style:font-weight-complex="normal"/>
    </style:style>
    <style:style style:name="T5" style:family="text">
      <style:text-properties style:use-window-font-color="true" loext:opacity="0%" style:font-name="Times New Roman" fo:font-size="15pt" fo:letter-spacing="-0.002cm" officeooo:rsid="0017ec62" fo:background-color="transparent" loext:char-shading-value="0" style:font-name-asian="Times New Roman1" style:font-size-asian="15pt" style:font-name-complex="Times New Roman1"/>
    </style:style>
    <style:style style:name="T6" style:family="text">
      <style:text-properties style:use-window-font-color="true" loext:opacity="0%" style:font-name="Times New Roman" fo:font-size="15pt" fo:letter-spacing="-0.002cm" style:text-underline-style="solid" style:text-underline-width="auto" style:text-underline-color="font-color" fo:font-weight="bold" officeooo:rsid="0017ec62" fo:background-color="transparent" loext:char-shading-value="0" style:font-name-asian="Times New Roman1" style:font-size-asian="15pt" style:font-weight-asian="bold" style:font-name-complex="Times New Roman1"/>
    </style:style>
    <style:style style:name="T7" style:family="text">
      <style:text-properties style:use-window-font-color="true" loext:opacity="0%" style:font-name="Times New Roman" fo:font-size="15pt" fo:letter-spacing="-0.002cm" style:text-underline-style="solid" style:text-underline-width="auto" style:text-underline-color="font-color" fo:font-weight="bold" officeooo:rsid="0017ec62" fo:background-color="transparent" loext:char-shading-value="0" style:font-name-asian="Times New Roman1" style:font-size-asian="15pt" style:font-weight-asian="bold" style:font-name-complex="Times New Roman1" style:font-weight-complex="bold"/>
    </style:style>
    <style:style style:name="T8" style:family="text">
      <style:text-properties style:use-window-font-color="true" loext:opacity="0%" style:font-name="Times New Roman" fo:font-size="15pt" fo:letter-spacing="-0.002cm" fo:font-style="normal" style:text-underline-style="solid" style:text-underline-width="auto" style:text-underline-color="font-color" fo:font-weight="bold" officeooo:rsid="0017ec62" fo:background-color="transparent" loext:char-shading-value="0" style:font-name-asian="Times New Roman1" style:font-size-asian="15pt" style:font-style-asian="normal" style:font-weight-asian="bold" style:font-name-complex="Times New Roman1" style:font-style-complex="normal"/>
    </style:style>
    <style:style style:name="T9" style:family="text">
      <style:text-properties style:use-window-font-color="true" loext:opacity="0%" style:font-name="Times New Roman" fo:font-size="15pt" fo:letter-spacing="-0.002cm" style:text-underline-style="none" fo:font-weight="normal" officeooo:rsid="0017ec62" fo:background-color="transparent" loext:char-shading-value="0" style:font-name-asian="Times New Roman1" style:font-size-asian="15pt" style:font-weight-asian="normal" style:font-name-complex="Times New Roman1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VILLA Maximilien</text:p>
      <text:p text:style-name="P6">84 Bis Route de St Fortunat</text:p>
      <text:p text:style-name="P6">69370 ST DIDIER AU MONT D’OR</text:p>
      <text:p text:style-name="P7">Tél : 07 68 57 32 53</text:p>
      <text:p text:style-name="P8">Né le 26/04/2004 (18 ans)</text:p>
      <text:p text:style-name="P2"><text:span text:style-name="T4">pro.maximilien@protonmail.com</text:span><text:span text:style-name="T1"><text:line-break/><text:line-break/><text:line-break/><text:line-break/></text:span><text:span text:style-name="T6">Expériences <text:s text:c="107"/></text:span><text:span text:style-name="T2"><text:line-break/><text:line-break/></text:span><text:span text:style-name="T8">Formations</text:span></text:p>
      <text:p text:style-name="P5"/>
      <text:p text:style-name="P9">2016-2019 : Collège St Louis St Bruno , Lyon </text:p>
      <text:p text:style-name="P9"/>
      <text:p text:style-name="P9">2019-2021 : CAP électricité <text:s/>Lycée Professionnel St Joseph, Lyon </text:p>
      <text:p text:style-name="P9"/>
      <text:p text:style-name="P9">2021-2022 : Emlyon Formation développeur web/mobile, Écully </text:p>
      <text:p text:style-name="P5"/>
      <text:p text:style-name="P5"/>
      <text:p text:style-name="P10">Expériences professionnelles</text:p>
      <text:p text:style-name="P5"/>
      <text:p text:style-name="P9">2021 : Service National Universelle, <text:s/>Isère </text:p>
      <text:p text:style-name="P9"/>
      <text:p text:style-name="P9">2021 : Câbleur stagiaire <text:s/>A2D Électrique, Decines Charpieux </text:p>
      <text:p text:style-name="P5"/>
      <text:p text:style-name="P10">Centres d’intérêts</text:p>
      <text:p text:style-name="P5"/>
      <text:p text:style-name="P3"><text:span text:style-name="T5">Football (Sport Études</text:span>)</text:p>
      <text:p text:style-name="P9">Natation <text:line-break/><text:line-break/></text:p>
      <text:p text:style-name="P1"><text:span text:style-name="T3"><text:line-break/></text:span><text:span text:style-name="T7">Langues<text:line-break/><text:line-break/><text:line-break/></text:span><text:span text:style-name="T9">Anglais parlé et écrit<text:line-break/>Italien <text:s/>moyen</text:span><text:span text:style-name="T2"><text:line-break/><text:line-break/><text:line-break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4T10:22:40.585000000</meta:creation-date>
    <dc:date>2022-07-06T16:10:44.383000000</dc:date>
    <meta:editing-duration>PT17M49S</meta:editing-duration>
    <meta:editing-cycles>7</meta:editing-cycles>
    <meta:generator>LibreOffice/7.3.1.3$Windows_X86_64 LibreOffice_project/a69ca51ded25f3eefd52d7bf9a5fad8c90b87951</meta:generator>
    <meta:print-date>2022-06-14T10:50:15.634000000</meta:print-date>
    <meta:document-statistic meta:table-count="0" meta:image-count="0" meta:object-count="0" meta:page-count="2" meta:paragraph-count="16" meta:word-count="83" meta:character-count="685" meta:non-whitespace-character-count="488"/>
  </office:meta>
</office:document-meta>
</file>